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p text:style-name="Text_20_body">Dans un monde infini de feuilles, rouleaux et livres, la civilisation s'est développée exclusivement à travers le papier. L’énergie est produite par des moulins à vent géants alimentant des machines entièrement mécaniques et documentaires. Chaque pensée, chaque décision, chaque émotion est enregistrée, classée, et archivée dans une gigantesque Bibliothèque-Ville : <text:span text:style-name="Strong_20_Emphasis">Archivopolis</text:span>.</text:p>
      <text:h text:style-name="Heading_20_3" text:outline-level="3"><text:span text:style-name="Strong_20_Emphasis"/></text:h>
      <text:p text:style-name="Text_20_body">L’humanité a un jour rejeté l’électronique, déclarée "trop rapide, trop invisible". Après une catastrophe appelée <text:span text:style-name="Strong_20_Emphasis">Le Grand Effacement</text:span>, où toutes les données numériques disparurent en une nuit, la société reconstruisit sur une base tangible : le papier. Ainsi naquit <text:span text:style-name="Strong_20_Emphasis">le Codex</text:span>, un gouvernement bureaucratique sacré, où les lois sont immuables car gravées à la main dans des volumes de cuir.</text:p>
      <text:h text:style-name="Heading_20_3" text:outline-level="3"><text:span text:style-name="Strong_20_Emphasis"/></text:h>
      <text:p text:style-name="Text_20_body"><text:span text:style-name="Strong_20_Emphasis">Elian</text:span>, jeune scribe dans un bureau infini où les plumes crissent comme des insectes, découvre un <text:span text:style-name="Emphasis">document interdit</text:span> glissé entre deux rapports météorologiques : un dessin, très ancien, représentant une machine non mécanique, aux lignes douces, sans engrenages – <text:span text:style-name="Strong_20_Emphasis">un écran lumineux</text:span>.</text:p>
      <text:p text:style-name="Text_20_body">Obsédé, Elian commence à chercher les <text:span text:style-name="Emphasis">pages perdues</text:span> de ce que certains appellent <text:span text:style-name="Strong_20_Emphasis">l'Énigme de Lumière</text:span>, un artefact légendaire précédant le Grand Effacement.</text:p>
      <text:h text:style-name="Heading_20_3" text:outline-level="3"><text:span text:style-name="Strong_20_Emphasis"/></text:h>
      <text:p text:style-name="Text_20_body">Ses recherches le mènent à la Tour Centrale d’Archivopolis, un monolithe de classeurs qui s’élève au-delà des nuages. Guidé par une cartographe rebelle, <text:span text:style-name="Strong_20_Emphasis">Nara</text:span>, experte en pliages topographiques, ils traversent des zones interdites : le Labyrinthe des Manuels, les Catacombes des Fax, et les plaines mouvantes des Mémos Volants.</text:p>
      <text:p text:style-name="Text_20_body">Chaque secteur est gardé par des <text:span text:style-name="Strong_20_Emphasis">Archivores</text:span>, humanoïdes faits de papiers roulés et de ficelle, capables de lire l’âme d’un document et de détecter les falsifications.</text:p>
      <text:h text:style-name="Heading_20_3" text:outline-level="3"><text:span text:style-name="Strong_20_Emphasis"/></text:h>
      <text:p text:style-name="Text_20_body">Au sommet de la Tour, Elian découvre une salle circulaire contenant <text:span text:style-name="Strong_20_Emphasis">le Livre Mère</text:span> : un manuscrit auto-écrivant, connecté à toutes les pensées humaines via des plumes suspendues dans les airs. Il comprend que ce monde n’est pas né du papier… mais qu’il a été <text:span text:style-name="Strong_20_Emphasis">emprisonné</text:span> par lui.</text:p>
      <text:p text:style-name="Text_20_body">Il comprend également que l'Énigme de Lumière n’est pas une machine, mais un <text:span text:style-name="Strong_20_Emphasis">souvenir</text:span> – une réminiscence collective d’un monde oublié.</text:p>
      <text:p text:style-name="Text_20_body">Elian, dans un ultime acte de rébellion, <text:span text:style-name="Strong_20_Emphasis">déchire une page du Livre Mère</text:span>. Ce geste interdit déclenche un cataclysme lent : les structures de papier commencent à se déliter, les mots à se désencrer.</text:p>
      <text:p text:style-name="Text_20_body">Mais sous les ruines du papier, quelque chose pulse.</text:p>
      <text:h text:style-name="Heading_20_3" text:outline-level="3"><text:soft-page-break/><text:span text:style-name="Strong_20_Emphasis"/></text:h>
      <text:p text:style-name="Text_20_body">Nara rouvre les yeux. Devant elle, dans la poussière et les cendres de l’ancien monde, une petite dalle de verre brille faiblement. Elle l’effleure. Un point bleu apparaît.</text:p>
      <text:p text:style-name="Text_20_body">Le premier pixel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pan text:style-name="Strong_20_Emphasis">1. Le Papier n’est pas comestible... mais il inspire tout.</text:span></text:h>
      <text:p text:style-name="Text_20_body">Les aliments ne sont pas faits de papier, mais <text:span text:style-name="Strong_20_Emphasis">imitent sa forme, sa texture, et son usage</text:span> :</text:p>
      <text:list text:style-name="L5">
        <text:list-item>
          <text:p text:style-name="P5"><text:span text:style-name="Strong_20_Emphasis">Feuilles comestibles</text:span> : crêpes ultrafines à base de farine de graines anciennes, séchées au soleil sur des cadres, roulées comme des rouleaux de papyrus. Garnies de légumes marinés, d’algues, ou de viandes séchées.</text:p>
        </text:list-item>
        <text:list-item>
          <text:p text:style-name="P5"><text:span text:style-name="Strong_20_Emphasis">Plats pliés</text:span> : raviolis géants en forme d’origami, contenant des farces de champignons fermentés, racines caramélisées, ou fromages vieux comme des manuscrits.</text:p>
        </text:list-item>
        <text:list-item>
          <text:p text:style-name="P5"><text:span text:style-name="Strong_20_Emphasis">Pain Parchemin</text:span> : pain très fin, croustillant, roulé sur lui-même comme un rouleau sacré. Parfumé à la résine et cuit à la vapeur dans des presses en bois.</text:p>
        </text:list-item>
      </text:list>
      <text:h text:style-name="Heading_20_3" text:outline-level="3"><text:span text:style-name="Strong_20_Emphasis">2. Aliments fermentés et ancestraux</text:span></text:h>
      <text:p text:style-name="Text_20_body">Sans technologie moderne, la <text:span text:style-name="Strong_20_Emphasis">fermentation</text:span> est reine :</text:p>
      <text:list text:style-name="L6">
        <text:list-item>
          <text:p text:style-name="P6"><text:span text:style-name="Strong_20_Emphasis">Tisane d’encre noire</text:span> : infusion de feuilles torréfiées et d’épices dans de l’eau bouillie, versée dans des tasses de bois gravées.</text:p>
        </text:list-item>
        <text:list-item>
          <text:p text:style-name="P6"><text:span text:style-name="Strong_20_Emphasis">Soupe calligraphique</text:span> : un bouillon où flottent des lamelles de légumes, découpées comme des caractères d’écriture.</text:p>
        </text:list-item>
        <text:list-item>
          <text:p text:style-name="P6"><text:span text:style-name="Strong_20_Emphasis">Confitures manuscrites</text:span> : très concentrées, souvent noires ou pourpres, elles sont stockées dans des pots dont l’étiquette est manuscrite et signée par l’artisan.</text:p>
        </text:list-item>
      </text:list>
      <text:p text:style-name="Horizontal_20_Line"/>
      <text:h text:style-name="Heading_20_2" text:outline-level="2">🥂 <text:span text:style-name="Strong_20_Emphasis">Ce qu’on boit</text:span></text:h>
      <text:h text:style-name="Heading_20_3" text:outline-level="3"><text:span text:style-name="Strong_20_Emphasis">1. Liqueurs scripturales</text:span></text:h>
      <text:list text:style-name="L7">
        <text:list-item>
          <text:p text:style-name="P7"><text:span text:style-name="Strong_20_Emphasis">Encre de vigne</text:span> : vin rouge très sombre, conservé dans des bouteilles entourées de pages scellées. Chaque bouteille a sa propre histoire, inscrite autour du verre.</text:p>
        </text:list-item>
        <text:list-item>
          <text:p text:style-name="P7"><text:span text:style-name="Strong_20_Emphasis">Lait d’amande calligraphié</text:span> : filtré à travers des feuilles tressées, légèrement sucré au miel fossilisé.</text:p>
        </text:list-item>
        <text:list-item>
          <text:p text:style-name="P7"><text:span text:style-name="Strong_20_Emphasis">Hydromel des Scribes</text:span> : boisson fermentée à base de miel, servie tiède dans des flacons à cachet de cire.</text:p>
        </text:list-item>
      </text:list>
      <text:h text:style-name="Heading_20_3" text:outline-level="3"><text:span text:style-name="Strong_20_Emphasis">2. L’eau : un bien précieux</text:span></text:h>
      <text:list text:style-name="L8">
        <text:list-item>
          <text:p text:style-name="P8">L’eau est rare et précieuse, <text:span text:style-name="Strong_20_Emphasis">conservée dans des manuscrits poreux</text:span> appelés <text:span text:style-name="Emphasis">livres de soif</text:span> : on en extrait l’eau en les pressant doucement.</text:p>
        </text:list-item>
        <text:list-item>
          <text:p text:style-name="P8">Dans les quartiers riches, l’eau est parfumée avec des <text:span text:style-name="Strong_20_Emphasis">pétales séchés ou des cendres de citron</text:span>.</text:p>
        </text:list-item>
      </text:list>
      <text:p text:style-name="Horizontal_20_Line"/>
      <text:h text:style-name="Heading_20_2" text:outline-level="2"><text:soft-page-break/>🍴 <text:span text:style-name="Strong_20_Emphasis">Rituels et coutumes</text:span></text:h>
      <text:list text:style-name="L9">
        <text:list-item>
          <text:p text:style-name="P9"><text:span text:style-name="Strong_20_Emphasis">Manger en silence</text:span> est une marque de respect. Le bruit du papier qui craque sous les mains est déjà une forme de parole.</text:p>
        </text:list-item>
        <text:list-item>
          <text:p text:style-name="P9">Les <text:span text:style-name="Strong_20_Emphasis">menus sont lus à voix haute</text:span>, comme des psaumes.</text:p>
        </text:list-item>
        <text:list-item>
          <text:p text:style-name="P9">Les grands repas rituels — comme ceux célébrant l’achèvement d’un nouveau chapitre de loi — sont servis sur des <text:span text:style-name="Strong_20_Emphasis">nappes écrites</text:span>, qu’on lit pendant le repas.</text:p>
        </text:list-item>
      </text:list>
      <text:p text:style-name="Horizontal_20_Line"/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08:38:52.118579126</meta:creation-date>
    <dc:date>2025-05-14T19:55:24.872358980</dc:date>
    <meta:editing-duration>PT4H22M5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34" meta:word-count="763" meta:character-count="4737" meta:non-whitespace-character-count="4018"/>
  </office:meta>
</office:document-meta>
</file>